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83cm" fo:min-width="0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issR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3.897cm" svg:height="0.729cm" svg:x="5.588cm" svg:y="3.556cm">
          <draw:text-box>
            <text:p text:style-name="P1"><text:span text:style-name="T1">ModisDownloader</text:span></text:p>
          </draw:text-box>
        </draw:frame>
        <draw:frame draw:style-name="gr3" draw:text-style-name="P1" draw:layer="layout" svg:width="4.826cm" svg:height="5.08cm" svg:x="12.446cm" svg:y="3.556cm">
          <draw:text-box>
            <text:p text:style-name="P1"><text:span text:style-name="T1">HdfFile</text:span></text:p>
            <text:p text:style-name="P1"><text:span text:style-name="T1"/></text:p>
            <text:p text:style-name="P1"><text:span text:style-name="T1">nasaUrl</text:span></text:p>
            <text:p text:style-name="P1"><text:span text:style-name="T1">localPath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 </meta:initial-creator>
    <meta:creation-date>2013-11-04T12:09:36.831025784</meta:creation-date>
    <dc:date>2013-11-04T13:10:19.863255527</dc:date>
    <dc:creator>alber </dc:creator>
    <meta:editing-duration>PT59M30S</meta:editing-duration>
    <meta:editing-cycles>4</meta:editing-cycles>
    <meta:generator>LibreOffice/4.1.2.3$Linux_X86_64 LibreOffice_project/410m0$Build-3</meta:generator>
    <meta:document-statistic meta:object-count="29"/>
  </office:meta>
</office:document-meta>
</file>